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5d7c56" officeooo:paragraph-rsid="005d7c56"/>
    </style:style>
    <style:style style:name="P2" style:family="paragraph" style:parent-style-name="Standard">
      <style:text-properties style:font-name="Open sans" officeooo:rsid="0065e3df" officeooo:paragraph-rsid="0065e3df"/>
    </style:style>
    <style:style style:name="T1" style:family="text">
      <style:text-properties officeooo:rsid="0064d381"/>
    </style:style>
    <style:style style:name="T2" style:family="text">
      <style:text-properties officeooo:rsid="0065e3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2">Składanie serca DIY</text:span></text:p>
      <text:p text:style-name="P2">-Nagrywanie tik-tok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4T05:01:50.169667419</dc:date>
    <meta:editing-duration>P1DT5H50M35S</meta:editing-duration>
    <meta:editing-cycles>60</meta:editing-cycles>
    <meta:document-statistic meta:table-count="0" meta:image-count="0" meta:object-count="0" meta:page-count="1" meta:paragraph-count="2" meta:word-count="5" meta:character-count="40" meta:non-whitespace-character-count="37"/>
  </office:meta>
</office:document-meta>
</file>